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9C0000008D85463522824C48BF.png" manifest:media-type="image/png"/>
  <manifest:file-entry manifest:full-path="Pictures/200001010000100100000E814C31314FDF6D2C6B.svm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4.098cm" svg:height="3.713cm" draw:z-index="0"><draw:image xlink:href="Pictures/200001010000100100000E814C31314FDF6D2C6B.svm" xlink:type="simple" xlink:show="embed" xlink:actuate="onLoad" loext:mime-type="image/x-vclgraphic"/><draw:image xlink:href="Pictures/100002000000009C0000008D85463522824C48B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5:24:40.092361656</meta:creation-date>
    <dc:date>2017-12-01T15:25:18.837006291</dc:date>
    <meta:editing-duration>PT4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Dev/6.1.0.0.alpha0$Linux_X86_64 LibreOffice_project/240fdaffb2f02ad55a33dad16b6dc5a7c8b6c2a0</meta:generator>
  </office:meta>
</office:document-meta>
</file>